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marker-end="Arrow" draw:marker-end-width="0.3cm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1.717cm"/>
    </style:style>
    <style:style style:name="gr5" style:family="graphic" style:parent-style-name="standard">
      <style:graphic-properties draw:stroke="dash" draw:stroke-dash="Ultrafine_20_Dashed" draw:marker-end="Arrow" draw:marker-end-width="0.3cm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2.7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7.5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6.798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999999" fo:font-size="11pt" fo:font-style="italic" fo:font-weight="normal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size="14pt"/>
    </style:style>
    <style:style style:name="T2" style:family="text">
      <style:text-properties fo:color="#999999" fo:font-size="11pt" fo:font-style="italic" fo:font-weight="normal"/>
    </style:style>
    <style:style style:name="T3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6.366cm" svg:height="5.772cm" svg:x="13.054cm" svg:y="7.598cm">
          <text:p text:style-name="P4"/>
        </draw:rect>
        <draw:rect draw:style-name="gr1" draw:text-style-name="P1" draw:layer="layout" svg:width="10.458cm" svg:height="2.791cm" svg:x="1.987cm" svg:y="7.623cm">
          <text:p text:style-name="P4"/>
        </draw:rect>
        <draw:rect draw:style-name="gr1" draw:text-style-name="P1" draw:layer="layout" svg:width="17.367cm" svg:height="2.887cm" svg:x="2.027cm" svg:y="3.208cm">
          <text:p text:style-name="P4"/>
        </draw:rect>
        <draw:rect draw:style-name="gr2" draw:text-style-name="P3" draw:layer="layout" svg:width="2.729cm" svg:height="1.36cm" svg:x="2.416cm" svg:y="4.139cm">
          <text:p text:style-name="P2"><text:span text:style-name="T1">Extractor</text:span></text:p>
        </draw:rect>
        <draw:rect draw:style-name="gr2" draw:text-style-name="P3" draw:layer="layout" svg:width="4.27cm" svg:height="1.359cm" svg:x="7.215cm" svg:y="4.14cm">
          <text:p text:style-name="P2"><text:span text:style-name="T1">ExtractorFactory</text:span></text:p>
        </draw:rect>
        <draw:rect draw:style-name="gr2" draw:text-style-name="P3" draw:layer="layout" svg:width="4.271cm" svg:height="1.36cm" svg:x="14.662cm" svg:y="4.14cm">
          <text:p text:style-name="P2"><text:span text:style-name="T1">ExtractorRegistry</text:span></text:p>
        </draw:rect>
        <draw:rect draw:style-name="gr2" draw:text-style-name="P3" draw:layer="layout" svg:width="3.638cm" svg:height="1.36cm" svg:x="2.305cm" svg:y="7.923cm">
          <text:p text:style-name="P2"><text:span text:style-name="T1">HtmlExtractor</text:span></text:p>
        </draw:rect>
        <draw:rect draw:style-name="gr2" draw:text-style-name="P3" draw:layer="layout" svg:width="5.038cm" svg:height="1.36cm" svg:x="6.912cm" svg:y="7.924cm">
          <text:p text:style-name="P2"><text:span text:style-name="T1">HtmlExtractorFactory</text:span></text:p>
        </draw:rect>
        <draw:rect draw:style-name="gr2" draw:text-style-name="P3" draw:layer="layout" svg:width="5.435cm" svg:height="1.36cm" svg:x="13.459cm" svg:y="7.996cm">
          <text:p text:style-name="P2"><text:span text:style-name="T1">ExtractorRegistryImpl</text:span></text:p>
        </draw:rect>
        <draw:rect draw:style-name="gr2" draw:text-style-name="P3" draw:layer="layout" svg:width="5.854cm" svg:height="1.36cm" svg:x="13.311cm" svg:y="10.995cm">
          <text:p text:style-name="P2"><text:span text:style-name="T1">DefaultExtractorRegistry</text:span></text:p>
        </draw:rect>
        <draw:line draw:style-name="gr3" draw:text-style-name="P1" draw:layer="layout" svg:x1="7.107cm" svg:y1="5.045cm" svg:x2="5.288cm" svg:y2="5.045cm">
          <text:p text:style-name="P4"/>
        </draw:line>
        <draw:frame draw:style-name="gr4" draw:text-style-name="P5" draw:layer="layout" svg:width="2.334cm" svg:height="0.687cm" svg:x="5.186cm" svg:y="4.37cm">
          <draw:text-box>
            <text:p text:style-name="P4"><text:span text:style-name="T2">produces</text:span></text:p>
          </draw:text-box>
        </draw:frame>
        <draw:line draw:style-name="gr3" draw:text-style-name="P1" draw:layer="layout" svg:x1="14.411cm" svg:y1="5.045cm" svg:x2="11.747cm" svg:y2="5.045cm">
          <text:p text:style-name="P4"/>
        </draw:line>
        <draw:line draw:style-name="gr5" draw:text-style-name="P1" draw:layer="layout" svg:x1="3.781cm" svg:y1="7.817cm" svg:x2="3.781cm" svg:y2="5.642cm">
          <text:p text:style-name="P4"/>
        </draw:line>
        <draw:line draw:style-name="gr5" draw:text-style-name="P1" draw:layer="layout" svg:x1="15.397cm" svg:y1="10.859cm" svg:x2="15.397cm" svg:y2="9.499cm">
          <text:p text:style-name="P4"/>
        </draw:line>
        <draw:line draw:style-name="gr5" draw:text-style-name="P1" draw:layer="layout" svg:x1="8.292cm" svg:y1="7.817cm" svg:x2="8.292cm" svg:y2="5.642cm">
          <text:p text:style-name="P4"/>
        </draw:line>
        <draw:line draw:style-name="gr5" draw:text-style-name="P1" draw:layer="layout" svg:x1="15.739cm" svg:y1="7.817cm" svg:x2="15.739cm" svg:y2="5.642cm">
          <text:p text:style-name="P4"/>
        </draw:line>
        <draw:frame draw:style-name="gr6" draw:text-style-name="P6" draw:layer="layout" svg:width="4.51cm" svg:height="0.725cm" svg:x="2.04cm" svg:y="3.2cm">
          <draw:text-box>
            <text:p text:style-name="P4"><text:span text:style-name="T3">The service's API</text:span></text:p>
          </draw:text-box>
        </draw:frame>
        <draw:frame draw:style-name="gr7" draw:text-style-name="P6" draw:layer="layout" svg:width="7.685cm" svg:height="0.725cm" svg:x="1.94cm" svg:y="9.668cm">
          <draw:text-box>
            <text:p text:style-name="P4"><text:span text:style-name="T3">A particular service implementation</text:span></text:p>
          </draw:text-box>
        </draw:frame>
        <draw:frame draw:style-name="gr8" draw:text-style-name="P6" draw:layer="layout" svg:width="6.459cm" svg:height="0.725cm" svg:x="12.926cm" svg:y="12.666cm">
          <draw:text-box>
            <text:p text:style-name="P4"><text:span text:style-name="T3">Service registry implementation</text:span></text:p>
          </draw:text-box>
        </draw:frame>
        <draw:frame draw:style-name="gr4" draw:text-style-name="P5" draw:layer="layout" svg:width="2.334cm" svg:height="0.687cm" svg:x="12.386cm" svg:y="4.371cm">
          <draw:text-box>
            <text:p text:style-name="P4"><text:span text:style-name="T2">contains</text:span></text:p>
          </draw:text-box>
        </draw:frame>
        <draw:frame draw:style-name="gr4" draw:text-style-name="P5" draw:layer="layout" svg:width="2.564cm" svg:height="0.687cm" svg:x="3.686cm" svg:y="6.571cm">
          <draw:text-box>
            <text:p text:style-name="P4"><text:span text:style-name="T2">implements</text:span></text:p>
          </draw:text-box>
        </draw:frame>
        <draw:frame draw:style-name="gr4" draw:text-style-name="P5" draw:layer="layout" svg:width="2.564cm" svg:height="0.687cm" svg:x="8.186cm" svg:y="6.572cm">
          <draw:text-box>
            <text:p text:style-name="P4"><text:span text:style-name="T2">implements</text:span></text:p>
          </draw:text-box>
        </draw:frame>
        <draw:frame draw:style-name="gr4" draw:text-style-name="P5" draw:layer="layout" svg:width="2.564cm" svg:height="0.687cm" svg:x="15.686cm" svg:y="6.573cm">
          <draw:text-box>
            <text:p text:style-name="P4"><text:span text:style-name="T2">implements</text:span></text:p>
          </draw:text-box>
        </draw:frame>
        <draw:frame draw:style-name="gr4" draw:text-style-name="P5" draw:layer="layout" svg:width="2.564cm" svg:height="0.687cm" svg:x="15.386cm" svg:y="10.074cm">
          <draw:text-box>
            <text:p text:style-name="P4"><text:span text:style-name="T2">extend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Christiaan Fluit</meta:initial-creator>
    <meta:creation-date>2006-02-24T12:55:10</meta:creation-date>
    <dc:creator>Christiaan Fluit</dc:creator>
    <dc:date>2006-02-24T13:21:53</dc:date>
    <dc:language>en-US</dc:language>
    <meta:editing-cycles>12</meta:editing-cycles>
    <meta:editing-duration>PT26M16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